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0.972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m</text:p>
          </table:table-cell>
          <table:table-cell office:value-type="string">
            <text:p>fc/lc</text:p>
          </table:table-cell>
          <table:table-cell office:value-type="string">
            <text:p>start</text:p>
          </table:table-cell>
          <table:table-cell office:value-type="string">
            <text:p>rec time</text:p>
          </table:table-cell>
          <table:table-cell office:value-type="string">
            <text:p>recSent</text:p>
          </table:table-cell>
          <table:table-cell office:value-type="string">
            <text:p>recRcvd0</text:p>
          </table:table-cell>
          <table:table-cell office:value-type="string">
            <text:p>recRcvd2</text:p>
          </table:table-cell>
          <table:table-cell office:value-type="string">
            <text:p>recAns</text:p>
          </table:table-cell>
          <table:table-cell office:value-type="string">
            <text:p>recAns</text:p>
          </table:table-cell>
          <table:table-cell office:value-type="string">
            <text:p>query sent</text:p>
          </table:table-cell>
          <table:table-cell office:value-type="string">
            <text:p>snapshot rcvd</text:p>
          </table:table-cell>
          <table:table-cell office:value-type="string">
            <text:p>last resp</text:p>
          </table:table-cell>
          <table:table-cell office:value-type="string">
            <text:p>avg q</text:p>
          </table:table-cell>
          <table:table-cell office:value-type="string">
            <text:p>avg inst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3" office:value-type="float" office:value="18036.68">
            <text:p>18036,68</text:p>
          </table:table-cell>
          <table:table-cell table:style-name="ce3" office:value-type="float" office:value="232.29">
            <text:p>232,29</text:p>
          </table:table-cell>
          <table:table-cell table:style-name="ce3"/>
          <table:table-cell table:number-columns-repeated="4"/>
          <table:table-cell table:style-name="ce3" office:value-type="float" office:value="256.02">
            <text:p>256,02</text:p>
          </table:table-cell>
          <table:table-cell table:style-name="ce3" office:value-type="float" office:value="355.27">
            <text:p>355,27</text:p>
          </table:table-cell>
          <table:table-cell table:style-name="ce3" office:value-type="float" office:value="773.41">
            <text:p>773,41</text:p>
          </table:table-cell>
          <table:table-cell table:style-name="ce3" office:value-type="float" office:value="1.43">
            <text:p>1,43</text:p>
          </table:table-cell>
          <table:table-cell table:style-name="ce3" office:value-type="float" office:value="178.02">
            <text:p>178,02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3" office:value-type="float" office:value="18039.46">
            <text:p>18039,46</text:p>
          </table:table-cell>
          <table:table-cell table:style-name="ce3" office:value-type="float" office:value="227.92">
            <text:p>227,92</text:p>
          </table:table-cell>
          <table:table-cell table:style-name="ce3"/>
          <table:table-cell table:number-columns-repeated="4"/>
          <table:table-cell table:style-name="ce3" office:value-type="float" office:value="268.59">
            <text:p>268,59</text:p>
          </table:table-cell>
          <table:table-cell table:style-name="ce3" office:value-type="float" office:value="411.72">
            <text:p>411,72</text:p>
          </table:table-cell>
          <table:table-cell table:style-name="ce3" office:value-type="float" office:value="786.91">
            <text:p>786,91</text:p>
          </table:table-cell>
          <table:table-cell table:style-name="ce3" office:value-type="float" office:value="1.53">
            <text:p>1,53</text:p>
          </table:table-cell>
          <table:table-cell table:style-name="ce3" office:value-type="float" office:value="169.61">
            <text:p>169,61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3" office:value-type="float" office:value="18036.29">
            <text:p>18036,29</text:p>
          </table:table-cell>
          <table:table-cell table:style-name="ce3" office:value-type="float" office:value="461.29">
            <text:p>461,29</text:p>
          </table:table-cell>
          <table:table-cell table:style-name="ce3" office:value-type="float" office:value="41.04">
            <text:p>41,04</text:p>
          </table:table-cell>
          <table:table-cell table:style-name="ce3" office:value-type="float" office:value="64.46">
            <text:p>64,46</text:p>
          </table:table-cell>
          <table:table-cell table:style-name="ce3" office:value-type="float" office:value="65.54">
            <text:p>65,54</text:p>
          </table:table-cell>
          <table:table-cell table:style-name="ce3" office:value-type="float" office:value="64.82">
            <text:p>64,82</text:p>
          </table:table-cell>
          <table:table-cell table:style-name="ce3" office:value-type="float" office:value="85.03">
            <text:p>85,03</text:p>
          </table:table-cell>
          <table:table-cell table:style-name="ce3" office:value-type="float" office:value="95.84">
            <text:p>95,84</text:p>
          </table:table-cell>
          <table:table-cell table:style-name="ce3" office:value-type="float" office:value="196.25">
            <text:p>196,25</text:p>
          </table:table-cell>
          <table:table-cell table:style-name="ce3" office:value-type="float" office:value="487.37">
            <text:p>487,37</text:p>
          </table:table-cell>
          <table:table-cell table:style-name="ce3" office:value-type="float" office:value="1.51">
            <text:p>1,51</text:p>
          </table:table-cell>
          <table:table-cell table:style-name="ce3" office:value-type="float" office:value="152.45">
            <text:p>152,45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3" office:value-type="float" office:value="18044.57">
            <text:p>18044,57</text:p>
          </table:table-cell>
          <table:table-cell table:style-name="ce3" office:value-type="float" office:value="422.18">
            <text:p>422,18</text:p>
          </table:table-cell>
          <table:table-cell table:style-name="ce3" office:value-type="float" office:value="41.39">
            <text:p>41,39</text:p>
          </table:table-cell>
          <table:table-cell table:style-name="ce3" office:value-type="float" office:value="55.96">
            <text:p>55,96</text:p>
          </table:table-cell>
          <table:table-cell table:style-name="ce3" office:value-type="float" office:value="50.32">
            <text:p>50,32</text:p>
          </table:table-cell>
          <table:table-cell table:style-name="ce3" office:value-type="float" office:value="49.65">
            <text:p>49,65</text:p>
          </table:table-cell>
          <table:table-cell table:style-name="ce3" office:value-type="float" office:value="66.32">
            <text:p>66,32</text:p>
          </table:table-cell>
          <table:table-cell table:style-name="ce3" office:value-type="float" office:value="98.98">
            <text:p>98,98</text:p>
          </table:table-cell>
          <table:table-cell table:style-name="ce3" office:value-type="float" office:value="189.7">
            <text:p>189,70</text:p>
          </table:table-cell>
          <table:table-cell table:style-name="ce3" office:value-type="float" office:value="443.67">
            <text:p>443,67</text:p>
          </table:table-cell>
          <table:table-cell table:style-name="ce3" office:value-type="float" office:value="1.2">
            <text:p>1,20</text:p>
          </table:table-cell>
          <table:table-cell table:style-name="ce3" office:value-type="float" office:value="128.18">
            <text:p>128,18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3" office:value-type="float" office:value="18038.4">
            <text:p>18038,40</text:p>
          </table:table-cell>
          <table:table-cell table:style-name="ce3" office:value-type="float" office:value="451.41">
            <text:p>451,41</text:p>
          </table:table-cell>
          <table:table-cell table:style-name="ce3" office:value-type="float" office:value="41.64">
            <text:p>41,64</text:p>
          </table:table-cell>
          <table:table-cell table:style-name="ce3" office:value-type="float" office:value="47.58">
            <text:p>47,58</text:p>
          </table:table-cell>
          <table:table-cell table:style-name="ce3" office:value-type="float" office:value="57.51">
            <text:p>57,51</text:p>
          </table:table-cell>
          <table:table-cell table:style-name="ce3" office:value-type="float" office:value="47.35">
            <text:p>47,35</text:p>
          </table:table-cell>
          <table:table-cell table:style-name="ce3" office:value-type="float" office:value="70.66">
            <text:p>70,66</text:p>
          </table:table-cell>
          <table:table-cell table:style-name="ce3" office:value-type="float" office:value="104.34">
            <text:p>104,34</text:p>
          </table:table-cell>
          <table:table-cell table:style-name="ce3" office:value-type="float" office:value="197.36">
            <text:p>197,36</text:p>
          </table:table-cell>
          <table:table-cell table:style-name="ce3" office:value-type="float" office:value="481.55">
            <text:p>481,55</text:p>
          </table:table-cell>
          <table:table-cell table:style-name="ce3" office:value-type="float" office:value="1.23">
            <text:p>1,23</text:p>
          </table:table-cell>
          <table:table-cell table:style-name="ce3" office:value-type="float" office:value="143.38">
            <text:p>143,38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3" office:value-type="float" office:value="18042.78">
            <text:p>18042,78</text:p>
          </table:table-cell>
          <table:table-cell table:style-name="ce3" office:value-type="float" office:value="460.65">
            <text:p>460,65</text:p>
          </table:table-cell>
          <table:table-cell table:style-name="ce3" office:value-type="float" office:value="41.13">
            <text:p>41,13</text:p>
          </table:table-cell>
          <table:table-cell table:style-name="ce3" office:value-type="float" office:value="56.47">
            <text:p>56,47</text:p>
          </table:table-cell>
          <table:table-cell table:style-name="ce3" office:value-type="float" office:value="51.99">
            <text:p>51,99</text:p>
          </table:table-cell>
          <table:table-cell table:style-name="ce3" office:value-type="float" office:value="47.17">
            <text:p>47,17</text:p>
          </table:table-cell>
          <table:table-cell table:style-name="ce3" office:value-type="float" office:value="71.56">
            <text:p>71,56</text:p>
          </table:table-cell>
          <table:table-cell table:style-name="ce3" office:value-type="float" office:value="104.07">
            <text:p>104,07</text:p>
          </table:table-cell>
          <table:table-cell table:style-name="ce3" office:value-type="float" office:value="201.25">
            <text:p>201,25</text:p>
          </table:table-cell>
          <table:table-cell table:style-name="ce3" office:value-type="float" office:value="483.68">
            <text:p>483,68</text:p>
          </table:table-cell>
          <table:table-cell table:style-name="ce3" office:value-type="float" office:value="1.26">
            <text:p>1,26</text:p>
          </table:table-cell>
          <table:table-cell table:style-name="ce3" office:value-type="float" office:value="145.33">
            <text:p>145,33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3" office:value-type="float" office:value="18035.05">
            <text:p>18035,05</text:p>
          </table:table-cell>
          <table:table-cell table:style-name="ce3" office:value-type="float" office:value="201.78">
            <text:p>201,78</text:p>
          </table:table-cell>
          <table:table-cell table:style-name="ce3"/>
          <table:table-cell table:number-columns-repeated="4"/>
          <table:table-cell table:style-name="ce3" office:value-type="float" office:value="214.7">
            <text:p>214,70</text:p>
          </table:table-cell>
          <table:table-cell table:style-name="ce3" office:value-type="float" office:value="297.07">
            <text:p>297,07</text:p>
          </table:table-cell>
          <table:table-cell table:style-name="ce3" office:value-type="float" office:value="525.71">
            <text:p>525,71</text:p>
          </table:table-cell>
          <table:table-cell table:style-name="ce3" office:value-type="float" office:value="1.9">
            <text:p>1,90</text:p>
          </table:table-cell>
          <table:table-cell table:style-name="ce3" office:value-type="float" office:value="22.53">
            <text:p>22,53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3" office:value-type="float" office:value="18037.48">
            <text:p>18037,48</text:p>
          </table:table-cell>
          <table:table-cell table:style-name="ce3" office:value-type="float" office:value="197.62">
            <text:p>197,62</text:p>
          </table:table-cell>
          <table:table-cell table:style-name="ce3"/>
          <table:table-cell table:number-columns-repeated="4"/>
          <table:table-cell table:style-name="ce3" office:value-type="float" office:value="224.66">
            <text:p>224,66</text:p>
          </table:table-cell>
          <table:table-cell table:style-name="ce3" office:value-type="float" office:value="309.21">
            <text:p>309,21</text:p>
          </table:table-cell>
          <table:table-cell table:style-name="ce3" office:value-type="float" office:value="512.5">
            <text:p>512,50</text:p>
          </table:table-cell>
          <table:table-cell table:style-name="ce3" office:value-type="float" office:value="1.86">
            <text:p>1,86</text:p>
          </table:table-cell>
          <table:table-cell table:style-name="ce3" office:value-type="float" office:value="20.51">
            <text:p>20,51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3" office:value-type="float" office:value="18038.68">
            <text:p>18038,68</text:p>
          </table:table-cell>
          <table:table-cell table:style-name="ce3" office:value-type="float" office:value="345.65">
            <text:p>345,65</text:p>
          </table:table-cell>
          <table:table-cell table:style-name="ce3" office:value-type="float" office:value="41.13">
            <text:p>41,13</text:p>
          </table:table-cell>
          <table:table-cell table:style-name="ce3" office:value-type="float" office:value="60.53">
            <text:p>60,53</text:p>
          </table:table-cell>
          <table:table-cell table:style-name="ce3" office:value-type="float" office:value="61.83">
            <text:p>61,83</text:p>
          </table:table-cell>
          <table:table-cell table:style-name="ce3" office:value-type="float" office:value="60.13">
            <text:p>60,13</text:p>
          </table:table-cell>
          <table:table-cell table:style-name="ce3" office:value-type="float" office:value="67.79">
            <text:p>67,79</text:p>
          </table:table-cell>
          <table:table-cell table:style-name="ce3" office:value-type="float" office:value="84.25">
            <text:p>84,25</text:p>
          </table:table-cell>
          <table:table-cell table:style-name="ce3" office:value-type="float" office:value="189">
            <text:p>189,00</text:p>
          </table:table-cell>
          <table:table-cell table:style-name="ce3" office:value-type="float" office:value="331.35">
            <text:p>331,35</text:p>
          </table:table-cell>
          <table:table-cell table:style-name="ce3" office:value-type="float" office:value="1.87">
            <text:p>1,87</text:p>
          </table:table-cell>
          <table:table-cell table:style-name="ce3" office:value-type="float" office:value="24.17">
            <text:p>24,17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3" office:value-type="float" office:value="18037.57">
            <text:p>18037,57</text:p>
          </table:table-cell>
          <table:table-cell table:style-name="ce3" office:value-type="float" office:value="347.47">
            <text:p>347,47</text:p>
          </table:table-cell>
          <table:table-cell table:style-name="ce3" office:value-type="float" office:value="41.39">
            <text:p>41,39</text:p>
          </table:table-cell>
          <table:table-cell table:style-name="ce3" office:value-type="float" office:value="49.21">
            <text:p>49,21</text:p>
          </table:table-cell>
          <table:table-cell table:style-name="ce3" office:value-type="float" office:value="46.95">
            <text:p>46,95</text:p>
          </table:table-cell>
          <table:table-cell table:style-name="ce3" office:value-type="float" office:value="47.05">
            <text:p>47,05</text:p>
          </table:table-cell>
          <table:table-cell table:style-name="ce3" office:value-type="float" office:value="51.73">
            <text:p>51,73</text:p>
          </table:table-cell>
          <table:table-cell table:style-name="ce3" office:value-type="float" office:value="83.81">
            <text:p>83,81</text:p>
          </table:table-cell>
          <table:table-cell table:style-name="ce3" office:value-type="float" office:value="186.91">
            <text:p>186,91</text:p>
          </table:table-cell>
          <table:table-cell table:style-name="ce3" office:value-type="float" office:value="332.83">
            <text:p>332,83</text:p>
          </table:table-cell>
          <table:table-cell table:style-name="ce3" office:value-type="float" office:value="1.92">
            <text:p>1,92</text:p>
          </table:table-cell>
          <table:table-cell table:style-name="ce3" office:value-type="float" office:value="19.46">
            <text:p>19,46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3" office:value-type="float" office:value="18039.03">
            <text:p>18039,03</text:p>
          </table:table-cell>
          <table:table-cell table:style-name="ce3" office:value-type="float" office:value="350.15">
            <text:p>350,15</text:p>
          </table:table-cell>
          <table:table-cell table:style-name="ce3" office:value-type="float" office:value="41.25">
            <text:p>41,25</text:p>
          </table:table-cell>
          <table:table-cell table:style-name="ce3" office:value-type="float" office:value="48.92">
            <text:p>48,92</text:p>
          </table:table-cell>
          <table:table-cell table:style-name="ce3" office:value-type="float" office:value="50.39">
            <text:p>50,39</text:p>
          </table:table-cell>
          <table:table-cell table:style-name="ce3" office:value-type="float" office:value="46.34">
            <text:p>46,34</text:p>
          </table:table-cell>
          <table:table-cell table:style-name="ce3" office:value-type="float" office:value="55.61">
            <text:p>55,61</text:p>
          </table:table-cell>
          <table:table-cell table:style-name="ce3" office:value-type="float" office:value="87.48">
            <text:p>87,48</text:p>
          </table:table-cell>
          <table:table-cell table:style-name="ce3" office:value-type="float" office:value="192.83">
            <text:p>192,83</text:p>
          </table:table-cell>
          <table:table-cell table:style-name="ce3" office:value-type="float" office:value="336.54">
            <text:p>336,54</text:p>
          </table:table-cell>
          <table:table-cell table:style-name="ce3" office:value-type="float" office:value="1.9">
            <text:p>1,90</text:p>
          </table:table-cell>
          <table:table-cell table:style-name="ce3" office:value-type="float" office:value="21.93">
            <text:p>21,93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3" office:value-type="float" office:value="18037.83">
            <text:p>18037,83</text:p>
          </table:table-cell>
          <table:table-cell table:style-name="ce3" office:value-type="float" office:value="350.08">
            <text:p>350,08</text:p>
          </table:table-cell>
          <table:table-cell table:style-name="ce3" office:value-type="float" office:value="41.23">
            <text:p>41,23</text:p>
          </table:table-cell>
          <table:table-cell table:style-name="ce3" office:value-type="float" office:value="49.11">
            <text:p>49,11</text:p>
          </table:table-cell>
          <table:table-cell table:style-name="ce3" office:value-type="float" office:value="48.06">
            <text:p>48,06</text:p>
          </table:table-cell>
          <table:table-cell table:style-name="ce3" office:value-type="float" office:value="46.05">
            <text:p>46,05</text:p>
          </table:table-cell>
          <table:table-cell table:style-name="ce3" office:value-type="float" office:value="53.42">
            <text:p>53,42</text:p>
          </table:table-cell>
          <table:table-cell table:style-name="ce3" office:value-type="float" office:value="86.15">
            <text:p>86,15</text:p>
          </table:table-cell>
          <table:table-cell table:style-name="ce3" office:value-type="float" office:value="186.69">
            <text:p>186,69</text:p>
          </table:table-cell>
          <table:table-cell table:style-name="ce3" office:value-type="float" office:value="336.68">
            <text:p>336,68</text:p>
          </table:table-cell>
          <table:table-cell table:style-name="ce3" office:value-type="float" office:value="1.9">
            <text:p>1,90</text:p>
          </table:table-cell>
          <table:table-cell table:style-name="ce3" office:value-type="float" office:value="18.3">
            <text:p>18,30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3" office:value-type="float" office:value="18026.3586956522">
            <text:p>18026,36</text:p>
          </table:table-cell>
          <table:table-cell table:style-name="ce3" office:value-type="float" office:value="223.652173913043">
            <text:p>223,65</text:p>
          </table:table-cell>
          <table:table-cell table:style-name="ce3"/>
          <table:table-cell table:number-columns-repeated="4"/>
          <table:table-cell table:style-name="ce3" office:value-type="float" office:value="382.847826086956">
            <text:p>382,85</text:p>
          </table:table-cell>
          <table:table-cell table:style-name="ce3" office:value-type="float" office:value="453.847826086956">
            <text:p>453,85</text:p>
          </table:table-cell>
          <table:table-cell table:style-name="ce3" office:value-type="float" office:value="648.608695652174">
            <text:p>648,61</text:p>
          </table:table-cell>
          <table:table-cell table:style-name="ce3" office:value-type="float" office:value="1.20652173913043">
            <text:p>1,21</text:p>
          </table:table-cell>
          <table:table-cell table:style-name="ce3" office:value-type="float" office:value="154.510869565217">
            <text:p>154,51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3" office:value-type="float" office:value="18026.47">
            <text:p>18026,47</text:p>
          </table:table-cell>
          <table:table-cell table:style-name="ce3" office:value-type="float" office:value="222.7">
            <text:p>222,70</text:p>
          </table:table-cell>
          <table:table-cell table:style-name="ce3"/>
          <table:table-cell table:number-columns-repeated="4"/>
          <table:table-cell table:style-name="ce3" office:value-type="float" office:value="382.75">
            <text:p>382,75</text:p>
          </table:table-cell>
          <table:table-cell table:style-name="ce3" office:value-type="float" office:value="453.26">
            <text:p>453,26</text:p>
          </table:table-cell>
          <table:table-cell table:style-name="ce3" office:value-type="float" office:value="655.13">
            <text:p>655,13</text:p>
          </table:table-cell>
          <table:table-cell table:style-name="ce3" office:value-type="float" office:value="1.27">
            <text:p>1,27</text:p>
          </table:table-cell>
          <table:table-cell table:style-name="ce3" office:value-type="float" office:value="155.76">
            <text:p>155,76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3" office:value-type="float" office:value="18025.46">
            <text:p>18025,46</text:p>
          </table:table-cell>
          <table:table-cell table:style-name="ce3" office:value-type="float" office:value="333.88">
            <text:p>333,88</text:p>
          </table:table-cell>
          <table:table-cell table:style-name="ce3" office:value-type="float" office:value="40.9">
            <text:p>40,90</text:p>
          </table:table-cell>
          <table:table-cell table:style-name="ce3" office:value-type="float" office:value="50.23">
            <text:p>50,23</text:p>
          </table:table-cell>
          <table:table-cell table:style-name="ce3" office:value-type="float" office:value="50.95">
            <text:p>50,95</text:p>
          </table:table-cell>
          <table:table-cell table:style-name="ce3" office:value-type="float" office:value="50.67">
            <text:p>50,67</text:p>
          </table:table-cell>
          <table:table-cell table:style-name="ce3" office:value-type="float" office:value="53.81">
            <text:p>53,81</text:p>
          </table:table-cell>
          <table:table-cell table:style-name="ce3" office:value-type="float" office:value="86.68">
            <text:p>86,68</text:p>
          </table:table-cell>
          <table:table-cell table:style-name="ce3" office:value-type="float" office:value="158.7">
            <text:p>158,70</text:p>
          </table:table-cell>
          <table:table-cell table:style-name="ce3" office:value-type="float" office:value="314.71">
            <text:p>314,71</text:p>
          </table:table-cell>
          <table:table-cell table:style-name="ce3" office:value-type="float" office:value="1.17">
            <text:p>1,17</text:p>
          </table:table-cell>
          <table:table-cell table:style-name="ce3" office:value-type="float" office:value="160.12">
            <text:p>160,12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3" office:value-type="float" office:value="18025.43">
            <text:p>18025,43</text:p>
          </table:table-cell>
          <table:table-cell table:style-name="ce3" office:value-type="float" office:value="365.37">
            <text:p>365,37</text:p>
          </table:table-cell>
          <table:table-cell table:style-name="ce3" office:value-type="float" office:value="41.07">
            <text:p>41,07</text:p>
          </table:table-cell>
          <table:table-cell table:style-name="ce3" office:value-type="float" office:value="48.33">
            <text:p>48,33</text:p>
          </table:table-cell>
          <table:table-cell table:style-name="ce3" office:value-type="float" office:value="49.81">
            <text:p>49,81</text:p>
          </table:table-cell>
          <table:table-cell table:style-name="ce3" office:value-type="float" office:value="48.6">
            <text:p>48,60</text:p>
          </table:table-cell>
          <table:table-cell table:style-name="ce3" office:value-type="float" office:value="51.45">
            <text:p>51,45</text:p>
          </table:table-cell>
          <table:table-cell table:style-name="ce3" office:value-type="float" office:value="87.18">
            <text:p>87,18</text:p>
          </table:table-cell>
          <table:table-cell table:style-name="ce3" office:value-type="float" office:value="160.83">
            <text:p>160,83</text:p>
          </table:table-cell>
          <table:table-cell table:style-name="ce3" office:value-type="float" office:value="345.25">
            <text:p>345,25</text:p>
          </table:table-cell>
          <table:table-cell table:style-name="ce3" office:value-type="float" office:value="1.31">
            <text:p>1,31</text:p>
          </table:table-cell>
          <table:table-cell table:style-name="ce3" office:value-type="float" office:value="171.34">
            <text:p>171,34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3" office:value-type="float" office:value="18028.06">
            <text:p>18028,06</text:p>
          </table:table-cell>
          <table:table-cell table:style-name="ce3" office:value-type="float" office:value="327.27">
            <text:p>327,27</text:p>
          </table:table-cell>
          <table:table-cell table:style-name="ce3" office:value-type="float" office:value="40.81">
            <text:p>40,81</text:p>
          </table:table-cell>
          <table:table-cell table:style-name="ce3" office:value-type="float" office:value="45.17">
            <text:p>45,17</text:p>
          </table:table-cell>
          <table:table-cell table:style-name="ce3" office:value-type="float" office:value="44.15">
            <text:p>44,15</text:p>
          </table:table-cell>
          <table:table-cell table:style-name="ce3" office:value-type="float" office:value="44.35">
            <text:p>44,35</text:p>
          </table:table-cell>
          <table:table-cell table:style-name="ce3" office:value-type="float" office:value="47.43">
            <text:p>47,43</text:p>
          </table:table-cell>
          <table:table-cell table:style-name="ce3" office:value-type="float" office:value="86.63">
            <text:p>86,63</text:p>
          </table:table-cell>
          <table:table-cell table:style-name="ce3" office:value-type="float" office:value="155.03">
            <text:p>155,03</text:p>
          </table:table-cell>
          <table:table-cell table:style-name="ce3" office:value-type="float" office:value="308.06">
            <text:p>308,06</text:p>
          </table:table-cell>
          <table:table-cell table:style-name="ce3" office:value-type="float" office:value="1.19">
            <text:p>1,19</text:p>
          </table:table-cell>
          <table:table-cell table:style-name="ce3" office:value-type="float" office:value="155.5">
            <text:p>155,50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3" office:value-type="float" office:value="18027.78">
            <text:p>18027,78</text:p>
          </table:table-cell>
          <table:table-cell table:style-name="ce3" office:value-type="float" office:value="332.98">
            <text:p>332,98</text:p>
          </table:table-cell>
          <table:table-cell table:style-name="ce3" office:value-type="float" office:value="40.84">
            <text:p>40,84</text:p>
          </table:table-cell>
          <table:table-cell table:style-name="ce3" office:value-type="float" office:value="43.43">
            <text:p>43,43</text:p>
          </table:table-cell>
          <table:table-cell table:style-name="ce3" office:value-type="float" office:value="44.87">
            <text:p>44,87</text:p>
          </table:table-cell>
          <table:table-cell table:style-name="ce3" office:value-type="float" office:value="44.25">
            <text:p>44,25</text:p>
          </table:table-cell>
          <table:table-cell table:style-name="ce3" office:value-type="float" office:value="46.36">
            <text:p>46,36</text:p>
          </table:table-cell>
          <table:table-cell table:style-name="ce3" office:value-type="float" office:value="85.44">
            <text:p>85,44</text:p>
          </table:table-cell>
          <table:table-cell table:style-name="ce3" office:value-type="float" office:value="157.64">
            <text:p>157,64</text:p>
          </table:table-cell>
          <table:table-cell table:style-name="ce3" office:value-type="float" office:value="315.44">
            <text:p>315,44</text:p>
          </table:table-cell>
          <table:table-cell table:style-name="ce3" office:value-type="float" office:value="1.18">
            <text:p>1,18</text:p>
          </table:table-cell>
          <table:table-cell table:style-name="ce3" office:value-type="float" office:value="155.66">
            <text:p>155,66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3" office:value-type="float" office:value="20026.45">
            <text:p>20026,45</text:p>
          </table:table-cell>
          <table:table-cell table:style-name="ce3" office:value-type="float" office:value="220.91">
            <text:p>220,91</text:p>
          </table:table-cell>
          <table:table-cell table:style-name="ce3"/>
          <table:table-cell table:number-columns-repeated="4"/>
          <table:table-cell table:number-columns-repeated="3" table:style-name="ce3"/>
          <table:table-cell table:style-name="ce3" table:number-columns-repeated="2"/>
        </table:table-row>
        <table:table-row table:style-name="ro1">
          <table:table-cell office:value-type="string">
            <text:p>3_all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3" office:value-type="float" office:value="20026.25">
            <text:p>20026,25</text:p>
          </table:table-cell>
          <table:table-cell table:style-name="ce3" office:value-type="float" office:value="231.55">
            <text:p>231,55</text:p>
          </table:table-cell>
          <table:table-cell table:style-name="ce3"/>
          <table:table-cell table:number-columns-repeated="4"/>
          <table:table-cell table:number-columns-repeated="3" table:style-name="ce3"/>
          <table:table-cell table:style-name="ce3" table:number-columns-repeated="2"/>
        </table:table-row>
        <table:table-row table:style-name="ro1">
          <table:table-cell office:value-type="string">
            <text:p>3_all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3" office:value-type="float" office:value="20026.17">
            <text:p>20026,17</text:p>
          </table:table-cell>
          <table:table-cell table:style-name="ce3" office:value-type="float" office:value="333.78">
            <text:p>333,78</text:p>
          </table:table-cell>
          <table:table-cell table:style-name="ce3" office:value-type="float" office:value="40.75">
            <text:p>40,75</text:p>
          </table:table-cell>
          <table:table-cell table:style-name="ce3" office:value-type="float" office:value="48.79">
            <text:p>48,79</text:p>
          </table:table-cell>
          <table:table-cell table:style-name="ce3" office:value-type="float" office:value="49.29">
            <text:p>49,29</text:p>
          </table:table-cell>
          <table:table-cell table:style-name="ce3" office:value-type="float" office:value="49.44">
            <text:p>49,44</text:p>
          </table:table-cell>
          <table:table-cell table:style-name="ce3" office:value-type="float" office:value="50.56">
            <text:p>50,56</text:p>
          </table:table-cell>
          <table:table-cell table:style-name="ce3" office:value-type="float" office:value="83.07">
            <text:p>83,07</text:p>
          </table:table-cell>
          <table:table-cell table:style-name="ce3" office:value-type="float" office:value="149.49">
            <text:p>149,49</text:p>
          </table:table-cell>
          <table:table-cell table:style-name="ce3" office:value-type="float" office:value="313.8">
            <text:p>313,80</text:p>
          </table:table-cell>
          <table:table-cell table:style-name="ce3" office:value-type="float" office:value="1.21">
            <text:p>1,21</text:p>
          </table:table-cell>
          <table:table-cell table:style-name="ce3" office:value-type="float" office:value="161.15">
            <text:p>161,15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3" office:value-type="float" office:value="20026.03">
            <text:p>20026,03</text:p>
          </table:table-cell>
          <table:table-cell table:style-name="ce3" office:value-type="float" office:value="322.92">
            <text:p>322,92</text:p>
          </table:table-cell>
          <table:table-cell table:style-name="ce3" office:value-type="float" office:value="40.9">
            <text:p>40,90</text:p>
          </table:table-cell>
          <table:table-cell table:style-name="ce3" office:value-type="float" office:value="45.56">
            <text:p>45,56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44.94">
            <text:p>44,94</text:p>
          </table:table-cell>
          <table:table-cell table:style-name="ce3" office:value-type="float" office:value="50.02">
            <text:p>50,02</text:p>
          </table:table-cell>
          <table:table-cell table:style-name="ce3" office:value-type="float" office:value="86.24">
            <text:p>86,24</text:p>
          </table:table-cell>
          <table:table-cell table:style-name="ce3" office:value-type="float" office:value="154.3">
            <text:p>154,30</text:p>
          </table:table-cell>
          <table:table-cell table:style-name="ce3" office:value-type="float" office:value="305.58">
            <text:p>305,58</text:p>
          </table:table-cell>
          <table:table-cell table:style-name="ce3" office:value-type="float" office:value="1.27">
            <text:p>1,27</text:p>
          </table:table-cell>
          <table:table-cell table:style-name="ce3" office:value-type="float" office:value="133.06">
            <text:p>133,06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3" office:value-type="float" office:value="20026.41">
            <text:p>20026,41</text:p>
          </table:table-cell>
          <table:table-cell table:style-name="ce3" office:value-type="float" office:value="321.48">
            <text:p>321,48</text:p>
          </table:table-cell>
          <table:table-cell table:style-name="ce3" office:value-type="float" office:value="40.92">
            <text:p>40,92</text:p>
          </table:table-cell>
          <table:table-cell table:style-name="ce3" office:value-type="float" office:value="45.46">
            <text:p>45,46</text:p>
          </table:table-cell>
          <table:table-cell table:style-name="ce3" office:value-type="float" office:value="44.17">
            <text:p>44,17</text:p>
          </table:table-cell>
          <table:table-cell table:style-name="ce3" office:value-type="float" office:value="44.48">
            <text:p>44,48</text:p>
          </table:table-cell>
          <table:table-cell table:style-name="ce3" office:value-type="float" office:value="48.08">
            <text:p>48,08</text:p>
          </table:table-cell>
          <table:table-cell table:style-name="ce3" office:value-type="float" office:value="83.6">
            <text:p>83,60</text:p>
          </table:table-cell>
          <table:table-cell table:style-name="ce3" office:value-type="float" office:value="148.09">
            <text:p>148,09</text:p>
          </table:table-cell>
          <table:table-cell table:style-name="ce3" office:value-type="float" office:value="304.54">
            <text:p>304,54</text:p>
          </table:table-cell>
          <table:table-cell table:style-name="ce3" office:value-type="float" office:value="1.23">
            <text:p>1,23</text:p>
          </table:table-cell>
          <table:table-cell table:style-name="ce3" office:value-type="float" office:value="148.21">
            <text:p>148,21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3" office:value-type="float" office:value="20026.93">
            <text:p>20026,93</text:p>
          </table:table-cell>
          <table:table-cell table:style-name="ce3" office:value-type="float" office:value="354.43">
            <text:p>354,43</text:p>
          </table:table-cell>
          <table:table-cell table:style-name="ce3" office:value-type="float" office:value="40.69">
            <text:p>40,69</text:p>
          </table:table-cell>
          <table:table-cell table:style-name="ce3" office:value-type="float" office:value="43.84">
            <text:p>43,84</text:p>
          </table:table-cell>
          <table:table-cell table:style-name="ce3" office:value-type="float" office:value="45.22">
            <text:p>45,22</text:p>
          </table:table-cell>
          <table:table-cell table:style-name="ce3" office:value-type="float" office:value="44.2">
            <text:p>44,20</text:p>
          </table:table-cell>
          <table:table-cell table:style-name="ce3" office:value-type="float" office:value="47.47">
            <text:p>47,47</text:p>
          </table:table-cell>
          <table:table-cell table:style-name="ce3" office:value-type="float" office:value="84.81">
            <text:p>84,81</text:p>
          </table:table-cell>
          <table:table-cell table:style-name="ce3" office:value-type="float" office:value="147.81">
            <text:p>147,81</text:p>
          </table:table-cell>
          <table:table-cell table:style-name="ce3" office:value-type="float" office:value="338.21">
            <text:p>338,21</text:p>
          </table:table-cell>
          <table:table-cell table:style-name="ce3" office:value-type="float" office:value="1.25">
            <text:p>1,25</text:p>
          </table:table-cell>
          <table:table-cell table:style-name="ce3" office:value-type="float" office:value="172.82">
            <text:p>172,82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rec sent</text:p>
          </table:table-cell>
          <table:table-cell office:value-type="string">
            <text:p>max rec rcvd</text:p>
          </table:table-cell>
          <table:table-cell office:value-type="string">
            <text:p>max ra rcvd</text:p>
          </table:table-cell>
          <table:table-cell office:value-type="string">
            <text:p>cuq sent</text:p>
          </table:table-cell>
          <table:table-cell office:value-type="string">
            <text:p>cus rcvd</text:p>
          </table:table-cell>
          <table:table-cell office:value-type="string">
            <text:p>lasr cur</text:p>
          </table:table-cell>
          <table:table-cell office:value-type="string">
            <text:p>recFin</text:p>
          </table:table-cell>
          <table:table-cell table:number-columns-repeated="5"/>
        </table:table-row>
        <table:table-row table:style-name="ro2">
          <table:table-cell table:style-name="ce1" table:formula="of:=[.A2]" office:value-type="string" office:string-value="1_net,out">
            <text:p>1_net,out</text:p>
          </table:table-cell>
          <table:table-cell table:style-name="ce1" table:formula="of:=[.B2]" office:value-type="string" office:string-value="FullSS">
            <text:p>FullSS</text:p>
          </table:table-cell>
          <table:table-cell table:style-name="ce1" table:formula="of:=[.C2]" office:value-type="string" office:string-value="fc">
            <text:p>fc</text:p>
          </table:table-cell>
          <table:table-cell table:style-name="ce1" table:formula="of:=[.F2]" office:value-type="float" office:value="0">
            <text:p>0</text:p>
          </table:table-cell>
          <table:table-cell table:style-name="ce1" table:formula="of:=MAX([.G2:.H2])" office:value-type="float" office:value="0">
            <text:p>0</text:p>
          </table:table-cell>
          <table:table-cell table:style-name="ce1" table:formula="of:=MAX([.I2:.J2])" office:value-type="float" office:value="0">
            <text:p>0</text:p>
          </table:table-cell>
          <table:table-cell table:style-name="ce1" table:formula="of:=[.K2]" office:value-type="float" office:value="256.02">
            <text:p>256,02</text:p>
          </table:table-cell>
          <table:table-cell table:style-name="ce1" table:formula="of:=[.L2]" office:value-type="float" office:value="355.27">
            <text:p>355,27</text:p>
          </table:table-cell>
          <table:table-cell table:style-name="ce1" table:formula="of:=[.M2]" office:value-type="float" office:value="773.41">
            <text:p>773,41</text:p>
          </table:table-cell>
          <table:table-cell table:style-name="ce1" table:formula="of:=[.E2]" office:value-type="float" office:value="232.29">
            <text:p>232,29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1_net,out">
            <text:p>1_net,out</text:p>
          </table:table-cell>
          <table:table-cell table:formula="of:=[.B3]" office:value-type="string" office:string-value="FullSS">
            <text:p>FullSS</text:p>
          </table:table-cell>
          <table:table-cell table:formula="of:=[.C3]" office:value-type="string" office:string-value="lc">
            <text:p>lc</text:p>
          </table:table-cell>
          <table:table-cell table:formula="of:=[.F3]" office:value-type="float" office:value="0">
            <text:p>0</text:p>
          </table:table-cell>
          <table:table-cell table:formula="of:=MAX([.G3:.H3])" office:value-type="float" office:value="0">
            <text:p>0</text:p>
          </table:table-cell>
          <table:table-cell table:formula="of:=MAX([.I3:.J3])" office:value-type="float" office:value="0">
            <text:p>0</text:p>
          </table:table-cell>
          <table:table-cell table:formula="of:=[.K3]" office:value-type="float" office:value="268.59">
            <text:p>268,59</text:p>
          </table:table-cell>
          <table:table-cell table:formula="of:=[.L3]" office:value-type="float" office:value="411.72">
            <text:p>411,72</text:p>
          </table:table-cell>
          <table:table-cell table:formula="of:=[.M3]" office:value-type="float" office:value="786.91">
            <text:p>786,91</text:p>
          </table:table-cell>
          <table:table-cell table:formula="of:=[.E3]" office:value-type="float" office:value="227.92">
            <text:p>227,92</text:p>
          </table:table-cell>
          <table:table-cell table:number-columns-repeated="5"/>
        </table:table-row>
        <table:table-row table:style-name="ro2">
          <table:table-cell table:style-name="ce1" table:formula="of:=[.A4]" office:value-type="string" office:string-value="1_net,out">
            <text:p>1_net,out</text:p>
          </table:table-cell>
          <table:table-cell table:style-name="ce1" table:formula="of:=[.B4]" office:value-type="string" office:string-value="ViewSS">
            <text:p>ViewSS</text:p>
          </table:table-cell>
          <table:table-cell table:style-name="ce1" table:formula="of:=[.C4]" office:value-type="string" office:string-value="fc">
            <text:p>fc</text:p>
          </table:table-cell>
          <table:table-cell table:style-name="ce1" table:formula="of:=[.F4]" office:value-type="float" office:value="41.04">
            <text:p>41,04</text:p>
          </table:table-cell>
          <table:table-cell table:style-name="ce1" table:formula="of:=MAX([.G4:.H4])" office:value-type="float" office:value="65.54">
            <text:p>65,54</text:p>
          </table:table-cell>
          <table:table-cell table:style-name="ce1" table:formula="of:=MAX([.I4:.J4])" office:value-type="float" office:value="85.03">
            <text:p>85,03</text:p>
          </table:table-cell>
          <table:table-cell table:style-name="ce1" table:formula="of:=[.K4]" office:value-type="float" office:value="95.84">
            <text:p>95,84</text:p>
          </table:table-cell>
          <table:table-cell table:style-name="ce1" table:formula="of:=[.L4]" office:value-type="float" office:value="196.25">
            <text:p>196,25</text:p>
          </table:table-cell>
          <table:table-cell table:style-name="ce1" table:formula="of:=[.M4]" office:value-type="float" office:value="487.37">
            <text:p>487,37</text:p>
          </table:table-cell>
          <table:table-cell table:style-name="ce1" table:formula="of:=[.E4]" office:value-type="float" office:value="461.29">
            <text:p>461,29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" table:formula="of:=[.A5]" office:value-type="string" office:string-value="1_net,out">
            <text:p>1_net,out</text:p>
          </table:table-cell>
          <table:table-cell table:style-name="ce1" table:formula="of:=[.B5]" office:value-type="string" office:string-value="ViewSS">
            <text:p>ViewSS</text:p>
          </table:table-cell>
          <table:table-cell table:style-name="ce1" table:formula="of:=[.C5]" office:value-type="string" office:string-value="lc">
            <text:p>lc</text:p>
          </table:table-cell>
          <table:table-cell table:style-name="ce1" table:formula="of:=[.F5]" office:value-type="float" office:value="41.39">
            <text:p>41,39</text:p>
          </table:table-cell>
          <table:table-cell table:style-name="ce1" table:formula="of:=MAX([.G5:.H5])" office:value-type="float" office:value="55.96">
            <text:p>55,96</text:p>
          </table:table-cell>
          <table:table-cell table:style-name="ce1" table:formula="of:=MAX([.I5:.J5])" office:value-type="float" office:value="66.32">
            <text:p>66,32</text:p>
          </table:table-cell>
          <table:table-cell table:style-name="ce1" table:formula="of:=[.K5]" office:value-type="float" office:value="98.98">
            <text:p>98,98</text:p>
          </table:table-cell>
          <table:table-cell table:style-name="ce1" table:formula="of:=[.L5]" office:value-type="float" office:value="189.7">
            <text:p>189,7</text:p>
          </table:table-cell>
          <table:table-cell table:style-name="ce1" table:formula="of:=[.M5]" office:value-type="float" office:value="443.67">
            <text:p>443,67</text:p>
          </table:table-cell>
          <table:table-cell table:style-name="ce1" table:formula="of:=[.E5]" office:value-type="float" office:value="422.18">
            <text:p>422,18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" table:formula="of:=[.A6]" office:value-type="string" office:string-value="1_net,out">
            <text:p>1_net,out</text:p>
          </table:table-cell>
          <table:table-cell table:style-name="ce1" table:formula="of:=[.B6]" office:value-type="string" office:string-value="EpochSS">
            <text:p>EpochSS</text:p>
          </table:table-cell>
          <table:table-cell table:style-name="ce1" table:formula="of:=[.C6]" office:value-type="string" office:string-value="fc">
            <text:p>fc</text:p>
          </table:table-cell>
          <table:table-cell table:style-name="ce1" table:formula="of:=[.F6]" office:value-type="float" office:value="41.64">
            <text:p>41,64</text:p>
          </table:table-cell>
          <table:table-cell table:style-name="ce1" table:formula="of:=MAX([.G6:.H6])" office:value-type="float" office:value="57.51">
            <text:p>57,51</text:p>
          </table:table-cell>
          <table:table-cell table:style-name="ce1" table:formula="of:=MAX([.I6:.J6])" office:value-type="float" office:value="70.66">
            <text:p>70,66</text:p>
          </table:table-cell>
          <table:table-cell table:style-name="ce1" table:formula="of:=[.K6]" office:value-type="float" office:value="104.34">
            <text:p>104,34</text:p>
          </table:table-cell>
          <table:table-cell table:style-name="ce1" table:formula="of:=[.L6]" office:value-type="float" office:value="197.36">
            <text:p>197,36</text:p>
          </table:table-cell>
          <table:table-cell table:style-name="ce1" table:formula="of:=[.M6]" office:value-type="float" office:value="481.55">
            <text:p>481,55</text:p>
          </table:table-cell>
          <table:table-cell table:style-name="ce1" table:formula="of:=[.E6]" office:value-type="float" office:value="451.41">
            <text:p>451,4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1_net,out">
            <text:p>1_net,out</text:p>
          </table:table-cell>
          <table:table-cell table:formula="of:=[.B7]" office:value-type="string" office:string-value="EpochSS">
            <text:p>EpochSS</text:p>
          </table:table-cell>
          <table:table-cell table:formula="of:=[.C7]" office:value-type="string" office:string-value="lc">
            <text:p>lc</text:p>
          </table:table-cell>
          <table:table-cell table:formula="of:=[.F7]" office:value-type="float" office:value="41.13">
            <text:p>41,13</text:p>
          </table:table-cell>
          <table:table-cell table:formula="of:=MAX([.G7:.H7])" office:value-type="float" office:value="56.47">
            <text:p>56,47</text:p>
          </table:table-cell>
          <table:table-cell table:formula="of:=MAX([.I7:.J7])" office:value-type="float" office:value="71.56">
            <text:p>71,56</text:p>
          </table:table-cell>
          <table:table-cell table:formula="of:=[.K7]" office:value-type="float" office:value="104.07">
            <text:p>104,07</text:p>
          </table:table-cell>
          <table:table-cell table:formula="of:=[.L7]" office:value-type="float" office:value="201.25">
            <text:p>201,25</text:p>
          </table:table-cell>
          <table:table-cell table:formula="of:=[.M7]" office:value-type="float" office:value="483.68">
            <text:p>483,68</text:p>
          </table:table-cell>
          <table:table-cell table:formula="of:=[.E7]" office:value-type="float" office:value="460.65">
            <text:p>460,65</text:p>
          </table:table-cell>
          <table:table-cell table:number-columns-repeated="5"/>
        </table:table-row>
        <table:table-row table:style-name="ro2">
          <table:table-cell table:style-name="ce1" table:formula="of:=[.A8]" office:value-type="string" office:string-value="1_cpu,out">
            <text:p>1_cpu,out</text:p>
          </table:table-cell>
          <table:table-cell table:style-name="ce1" table:formula="of:=[.B8]" office:value-type="string" office:string-value="FullSS">
            <text:p>FullSS</text:p>
          </table:table-cell>
          <table:table-cell table:style-name="ce1" table:formula="of:=[.C8]" office:value-type="string" office:string-value="fc">
            <text:p>fc</text:p>
          </table:table-cell>
          <table:table-cell table:style-name="ce1" table:formula="of:=[.F8]" office:value-type="float" office:value="0">
            <text:p>0</text:p>
          </table:table-cell>
          <table:table-cell table:style-name="ce1" table:formula="of:=MAX([.G8:.H8])" office:value-type="float" office:value="0">
            <text:p>0</text:p>
          </table:table-cell>
          <table:table-cell table:style-name="ce1" table:formula="of:=MAX([.I8:.J8])" office:value-type="float" office:value="0">
            <text:p>0</text:p>
          </table:table-cell>
          <table:table-cell table:style-name="ce1" table:formula="of:=[.K8]" office:value-type="float" office:value="214.7">
            <text:p>214,7</text:p>
          </table:table-cell>
          <table:table-cell table:style-name="ce1" table:formula="of:=[.L8]" office:value-type="float" office:value="297.07">
            <text:p>297,07</text:p>
          </table:table-cell>
          <table:table-cell table:style-name="ce1" table:formula="of:=[.M8]" office:value-type="float" office:value="525.71">
            <text:p>525,71</text:p>
          </table:table-cell>
          <table:table-cell table:style-name="ce1" table:formula="of:=[.E8]" office:value-type="float" office:value="201.78">
            <text:p>201,78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1_cpu,out">
            <text:p>1_cpu,out</text:p>
          </table:table-cell>
          <table:table-cell table:formula="of:=[.B9]" office:value-type="string" office:string-value="FullSS">
            <text:p>FullSS</text:p>
          </table:table-cell>
          <table:table-cell table:formula="of:=[.C9]" office:value-type="string" office:string-value="lc">
            <text:p>lc</text:p>
          </table:table-cell>
          <table:table-cell table:formula="of:=[.F9]" office:value-type="float" office:value="0">
            <text:p>0</text:p>
          </table:table-cell>
          <table:table-cell table:formula="of:=MAX([.G9:.H9])" office:value-type="float" office:value="0">
            <text:p>0</text:p>
          </table:table-cell>
          <table:table-cell table:formula="of:=MAX([.I9:.J9])" office:value-type="float" office:value="0">
            <text:p>0</text:p>
          </table:table-cell>
          <table:table-cell table:formula="of:=[.K9]" office:value-type="float" office:value="224.66">
            <text:p>224,66</text:p>
          </table:table-cell>
          <table:table-cell table:formula="of:=[.L9]" office:value-type="float" office:value="309.21">
            <text:p>309,21</text:p>
          </table:table-cell>
          <table:table-cell table:formula="of:=[.M9]" office:value-type="float" office:value="512.5">
            <text:p>512,5</text:p>
          </table:table-cell>
          <table:table-cell table:formula="of:=[.E9]" office:value-type="float" office:value="197.62">
            <text:p>197,62</text:p>
          </table:table-cell>
          <table:table-cell table:number-columns-repeated="5"/>
        </table:table-row>
        <table:table-row table:style-name="ro2">
          <table:table-cell table:style-name="ce1" table:formula="of:=[.A10]" office:value-type="string" office:string-value="1_cpu,out">
            <text:p>1_cpu,out</text:p>
          </table:table-cell>
          <table:table-cell table:style-name="ce1" table:formula="of:=[.B10]" office:value-type="string" office:string-value="ViewSS">
            <text:p>ViewSS</text:p>
          </table:table-cell>
          <table:table-cell table:style-name="ce1" table:formula="of:=[.C10]" office:value-type="string" office:string-value="fc">
            <text:p>fc</text:p>
          </table:table-cell>
          <table:table-cell table:style-name="ce1" table:formula="of:=[.F10]" office:value-type="float" office:value="41.13">
            <text:p>41,13</text:p>
          </table:table-cell>
          <table:table-cell table:style-name="ce1" table:formula="of:=MAX([.G10:.H10])" office:value-type="float" office:value="61.83">
            <text:p>61,83</text:p>
          </table:table-cell>
          <table:table-cell table:style-name="ce1" table:formula="of:=MAX([.I10:.J10])" office:value-type="float" office:value="67.79">
            <text:p>67,79</text:p>
          </table:table-cell>
          <table:table-cell table:style-name="ce1" table:formula="of:=[.K10]" office:value-type="float" office:value="84.25">
            <text:p>84,25</text:p>
          </table:table-cell>
          <table:table-cell table:style-name="ce1" table:formula="of:=[.L10]" office:value-type="float" office:value="189">
            <text:p>189</text:p>
          </table:table-cell>
          <table:table-cell table:style-name="ce1" table:formula="of:=[.M10]" office:value-type="float" office:value="331.35">
            <text:p>331,35</text:p>
          </table:table-cell>
          <table:table-cell table:style-name="ce1" table:formula="of:=[.E10]" office:value-type="float" office:value="345.65">
            <text:p>345,65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" table:formula="of:=[.A11]" office:value-type="string" office:string-value="1_cpu,out">
            <text:p>1_cpu,out</text:p>
          </table:table-cell>
          <table:table-cell table:style-name="ce1" table:formula="of:=[.B11]" office:value-type="string" office:string-value="ViewSS">
            <text:p>ViewSS</text:p>
          </table:table-cell>
          <table:table-cell table:style-name="ce1" table:formula="of:=[.C11]" office:value-type="string" office:string-value="lc">
            <text:p>lc</text:p>
          </table:table-cell>
          <table:table-cell table:style-name="ce1" table:formula="of:=[.F11]" office:value-type="float" office:value="41.39">
            <text:p>41,39</text:p>
          </table:table-cell>
          <table:table-cell table:style-name="ce1" table:formula="of:=MAX([.G11:.H11])" office:value-type="float" office:value="49.21">
            <text:p>49,21</text:p>
          </table:table-cell>
          <table:table-cell table:style-name="ce1" table:formula="of:=MAX([.I11:.J11])" office:value-type="float" office:value="51.73">
            <text:p>51,73</text:p>
          </table:table-cell>
          <table:table-cell table:style-name="ce1" table:formula="of:=[.K11]" office:value-type="float" office:value="83.81">
            <text:p>83,81</text:p>
          </table:table-cell>
          <table:table-cell table:style-name="ce1" table:formula="of:=[.L11]" office:value-type="float" office:value="186.91">
            <text:p>186,91</text:p>
          </table:table-cell>
          <table:table-cell table:style-name="ce1" table:formula="of:=[.M11]" office:value-type="float" office:value="332.83">
            <text:p>332,83</text:p>
          </table:table-cell>
          <table:table-cell table:style-name="ce1" table:formula="of:=[.E11]" office:value-type="float" office:value="347.47">
            <text:p>347,47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" table:formula="of:=[.A12]" office:value-type="string" office:string-value="1_cpu,out">
            <text:p>1_cpu,out</text:p>
          </table:table-cell>
          <table:table-cell table:style-name="ce1" table:formula="of:=[.B12]" office:value-type="string" office:string-value="EpochSS">
            <text:p>EpochSS</text:p>
          </table:table-cell>
          <table:table-cell table:style-name="ce1" table:formula="of:=[.C12]" office:value-type="string" office:string-value="fc">
            <text:p>fc</text:p>
          </table:table-cell>
          <table:table-cell table:style-name="ce1" table:formula="of:=[.F12]" office:value-type="float" office:value="41.25">
            <text:p>41,25</text:p>
          </table:table-cell>
          <table:table-cell table:style-name="ce1" table:formula="of:=MAX([.G12:.H12])" office:value-type="float" office:value="50.39">
            <text:p>50,39</text:p>
          </table:table-cell>
          <table:table-cell table:style-name="ce1" table:formula="of:=MAX([.I12:.J12])" office:value-type="float" office:value="55.61">
            <text:p>55,61</text:p>
          </table:table-cell>
          <table:table-cell table:style-name="ce1" table:formula="of:=[.K12]" office:value-type="float" office:value="87.48">
            <text:p>87,48</text:p>
          </table:table-cell>
          <table:table-cell table:style-name="ce1" table:formula="of:=[.L12]" office:value-type="float" office:value="192.83">
            <text:p>192,83</text:p>
          </table:table-cell>
          <table:table-cell table:style-name="ce1" table:formula="of:=[.M12]" office:value-type="float" office:value="336.54">
            <text:p>336,54</text:p>
          </table:table-cell>
          <table:table-cell table:style-name="ce1" table:formula="of:=[.E12]" office:value-type="float" office:value="350.15">
            <text:p>350,15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1_cpu,out">
            <text:p>1_cpu,out</text:p>
          </table:table-cell>
          <table:table-cell table:formula="of:=[.B13]" office:value-type="string" office:string-value="EpochSS">
            <text:p>EpochSS</text:p>
          </table:table-cell>
          <table:table-cell table:formula="of:=[.C13]" office:value-type="string" office:string-value="lc">
            <text:p>lc</text:p>
          </table:table-cell>
          <table:table-cell table:formula="of:=[.F13]" office:value-type="float" office:value="41.23">
            <text:p>41,23</text:p>
          </table:table-cell>
          <table:table-cell table:formula="of:=MAX([.G13:.H13])" office:value-type="float" office:value="49.11">
            <text:p>49,11</text:p>
          </table:table-cell>
          <table:table-cell table:formula="of:=MAX([.I13:.J13])" office:value-type="float" office:value="53.42">
            <text:p>53,42</text:p>
          </table:table-cell>
          <table:table-cell table:formula="of:=[.K13]" office:value-type="float" office:value="86.15">
            <text:p>86,15</text:p>
          </table:table-cell>
          <table:table-cell table:formula="of:=[.L13]" office:value-type="float" office:value="186.69">
            <text:p>186,69</text:p>
          </table:table-cell>
          <table:table-cell table:formula="of:=[.M13]" office:value-type="float" office:value="336.68">
            <text:p>336,68</text:p>
          </table:table-cell>
          <table:table-cell table:formula="of:=[.E13]" office:value-type="float" office:value="350.08">
            <text:p>350,08</text:p>
          </table:table-cell>
          <table:table-cell table:number-columns-repeated="5"/>
        </table:table-row>
        <table:table-row table:style-name="ro2">
          <table:table-cell table:formula="of:=[.A14]" office:value-type="string" office:string-value="2_all,out">
            <text:p>2_all,out</text:p>
          </table:table-cell>
          <table:table-cell table:formula="of:=[.B14]" office:value-type="string" office:string-value="FullSS">
            <text:p>FullSS</text:p>
          </table:table-cell>
          <table:table-cell table:formula="of:=[.C14]" office:value-type="string" office:string-value="fc">
            <text:p>fc</text:p>
          </table:table-cell>
          <table:table-cell table:formula="of:=[.F14]" office:value-type="float" office:value="0">
            <text:p>0</text:p>
          </table:table-cell>
          <table:table-cell table:formula="of:=MAX([.G14:.H14])" office:value-type="float" office:value="0">
            <text:p>0</text:p>
          </table:table-cell>
          <table:table-cell table:formula="of:=MAX([.I14:.J14])" office:value-type="float" office:value="0">
            <text:p>0</text:p>
          </table:table-cell>
          <table:table-cell table:formula="of:=[.K14]" office:value-type="float" office:value="382.847826086956">
            <text:p>382,847826087</text:p>
          </table:table-cell>
          <table:table-cell table:formula="of:=[.L14]" office:value-type="float" office:value="453.847826086956">
            <text:p>453,847826087</text:p>
          </table:table-cell>
          <table:table-cell table:formula="of:=[.M14]" office:value-type="float" office:value="648.608695652174">
            <text:p>648,6086956522</text:p>
          </table:table-cell>
          <table:table-cell table:formula="of:=[.E14]" office:value-type="float" office:value="223.652173913043">
            <text:p>223,652173913</text:p>
          </table:table-cell>
          <table:table-cell table:number-columns-repeated="5"/>
        </table:table-row>
        <table:table-row table:style-name="ro2">
          <table:table-cell table:style-name="ce1" table:formula="of:=[.A15]" office:value-type="string" office:string-value="2_all,out">
            <text:p>2_all,out</text:p>
          </table:table-cell>
          <table:table-cell table:style-name="ce1" table:formula="of:=[.B15]" office:value-type="string" office:string-value="FullSS">
            <text:p>FullSS</text:p>
          </table:table-cell>
          <table:table-cell table:style-name="ce1" table:formula="of:=[.C15]" office:value-type="string" office:string-value="lc">
            <text:p>lc</text:p>
          </table:table-cell>
          <table:table-cell table:style-name="ce1" table:formula="of:=[.F15]" office:value-type="float" office:value="0">
            <text:p>0</text:p>
          </table:table-cell>
          <table:table-cell table:style-name="ce1" table:formula="of:=MAX([.G15:.H15])" office:value-type="float" office:value="0">
            <text:p>0</text:p>
          </table:table-cell>
          <table:table-cell table:style-name="ce1" table:formula="of:=MAX([.I15:.J15])" office:value-type="float" office:value="0">
            <text:p>0</text:p>
          </table:table-cell>
          <table:table-cell table:style-name="ce1" table:formula="of:=[.K15]" office:value-type="float" office:value="382.75">
            <text:p>382,75</text:p>
          </table:table-cell>
          <table:table-cell table:style-name="ce1" table:formula="of:=[.L15]" office:value-type="float" office:value="453.26">
            <text:p>453,26</text:p>
          </table:table-cell>
          <table:table-cell table:style-name="ce1" table:formula="of:=[.M15]" office:value-type="float" office:value="655.13">
            <text:p>655,13</text:p>
          </table:table-cell>
          <table:table-cell table:style-name="ce1" table:formula="of:=[.E15]" office:value-type="float" office:value="222.7">
            <text:p>222,7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2" table:formula="of:=[.A16]" office:value-type="string" office:string-value="2_all,out">
            <text:p>2_all,out</text:p>
          </table:table-cell>
          <table:table-cell table:style-name="ce2" table:formula="of:=[.B16]" office:value-type="string" office:string-value="ViewSS">
            <text:p>ViewSS</text:p>
          </table:table-cell>
          <table:table-cell table:style-name="ce2" table:formula="of:=[.C16]" office:value-type="string" office:string-value="fc">
            <text:p>fc</text:p>
          </table:table-cell>
          <table:table-cell table:style-name="ce2" table:formula="of:=[.F16]" office:value-type="float" office:value="40.9">
            <text:p>40,9</text:p>
          </table:table-cell>
          <table:table-cell table:style-name="ce2" table:formula="of:=MAX([.G16:.H16])" office:value-type="float" office:value="50.95">
            <text:p>50,95</text:p>
          </table:table-cell>
          <table:table-cell table:style-name="ce2" table:formula="of:=MAX([.I16:.J16])" office:value-type="float" office:value="53.81">
            <text:p>53,81</text:p>
          </table:table-cell>
          <table:table-cell table:style-name="ce2" table:formula="of:=[.K16]" office:value-type="float" office:value="86.68">
            <text:p>86,68</text:p>
          </table:table-cell>
          <table:table-cell table:style-name="ce2" table:formula="of:=[.L16]" office:value-type="float" office:value="158.7">
            <text:p>158,7</text:p>
          </table:table-cell>
          <table:table-cell table:style-name="ce2" table:formula="of:=[.M16]" office:value-type="float" office:value="314.71">
            <text:p>314,71</text:p>
          </table:table-cell>
          <table:table-cell table:style-name="ce2" table:formula="of:=[.E16]" office:value-type="float" office:value="333.88">
            <text:p>333,88</text:p>
          </table:table-cell>
          <table:table-cell table:number-columns-repeated="5"/>
        </table:table-row>
        <table:table-row table:style-name="ro2">
          <table:table-cell table:style-name="ce2" table:formula="of:=[.A17]" office:value-type="string" office:string-value="2_all,out">
            <text:p>2_all,out</text:p>
          </table:table-cell>
          <table:table-cell table:style-name="ce2" table:formula="of:=[.B17]" office:value-type="string" office:string-value="ViewSS">
            <text:p>ViewSS</text:p>
          </table:table-cell>
          <table:table-cell table:style-name="ce2" table:formula="of:=[.C17]" office:value-type="string" office:string-value="lc">
            <text:p>lc</text:p>
          </table:table-cell>
          <table:table-cell table:style-name="ce2" table:formula="of:=[.F17]" office:value-type="float" office:value="41.07">
            <text:p>41,07</text:p>
          </table:table-cell>
          <table:table-cell table:style-name="ce2" table:formula="of:=MAX([.G17:.H17])" office:value-type="float" office:value="49.81">
            <text:p>49,81</text:p>
          </table:table-cell>
          <table:table-cell table:style-name="ce2" table:formula="of:=MAX([.I17:.J17])" office:value-type="float" office:value="51.45">
            <text:p>51,45</text:p>
          </table:table-cell>
          <table:table-cell table:style-name="ce2" table:formula="of:=[.K17]" office:value-type="float" office:value="87.18">
            <text:p>87,18</text:p>
          </table:table-cell>
          <table:table-cell table:style-name="ce2" table:formula="of:=[.L17]" office:value-type="float" office:value="160.83">
            <text:p>160,83</text:p>
          </table:table-cell>
          <table:table-cell table:style-name="ce2" table:formula="of:=[.M17]" office:value-type="float" office:value="345.25">
            <text:p>345,25</text:p>
          </table:table-cell>
          <table:table-cell table:style-name="ce2" table:formula="of:=[.E17]" office:value-type="float" office:value="365.37">
            <text:p>365,37</text:p>
          </table:table-cell>
          <table:table-cell table:number-columns-repeated="5"/>
        </table:table-row>
        <table:table-row table:style-name="ro2">
          <table:table-cell table:style-name="ce2" table:formula="of:=[.A18]" office:value-type="string" office:string-value="2_all,out">
            <text:p>2_all,out</text:p>
          </table:table-cell>
          <table:table-cell table:style-name="ce2" table:formula="of:=[.B18]" office:value-type="string" office:string-value="EpochSS">
            <text:p>EpochSS</text:p>
          </table:table-cell>
          <table:table-cell table:style-name="ce2" table:formula="of:=[.C18]" office:value-type="string" office:string-value="fc">
            <text:p>fc</text:p>
          </table:table-cell>
          <table:table-cell table:style-name="ce2" table:formula="of:=[.F18]" office:value-type="float" office:value="40.81">
            <text:p>40,81</text:p>
          </table:table-cell>
          <table:table-cell table:style-name="ce2" table:formula="of:=MAX([.G18:.H18])" office:value-type="float" office:value="45.17">
            <text:p>45,17</text:p>
          </table:table-cell>
          <table:table-cell table:style-name="ce2" table:formula="of:=MAX([.I18:.J18])" office:value-type="float" office:value="47.43">
            <text:p>47,43</text:p>
          </table:table-cell>
          <table:table-cell table:style-name="ce2" table:formula="of:=[.K18]" office:value-type="float" office:value="86.63">
            <text:p>86,63</text:p>
          </table:table-cell>
          <table:table-cell table:style-name="ce2" table:formula="of:=[.L18]" office:value-type="float" office:value="155.03">
            <text:p>155,03</text:p>
          </table:table-cell>
          <table:table-cell table:style-name="ce2" table:formula="of:=[.M18]" office:value-type="float" office:value="308.06">
            <text:p>308,06</text:p>
          </table:table-cell>
          <table:table-cell table:style-name="ce2" table:formula="of:=[.E18]" office:value-type="float" office:value="327.27">
            <text:p>327,27</text:p>
          </table:table-cell>
          <table:table-cell table:number-columns-repeated="5"/>
        </table:table-row>
        <table:table-row table:style-name="ro2">
          <table:table-cell table:formula="of:=[.A19]" office:value-type="string" office:string-value="2_all,out">
            <text:p>2_all,out</text:p>
          </table:table-cell>
          <table:table-cell table:formula="of:=[.B19]" office:value-type="string" office:string-value="EpochSS">
            <text:p>EpochSS</text:p>
          </table:table-cell>
          <table:table-cell table:formula="of:=[.C19]" office:value-type="string" office:string-value="lc">
            <text:p>lc</text:p>
          </table:table-cell>
          <table:table-cell table:formula="of:=[.F19]" office:value-type="float" office:value="40.84">
            <text:p>40,84</text:p>
          </table:table-cell>
          <table:table-cell table:formula="of:=MAX([.G19:.H19])" office:value-type="float" office:value="44.87">
            <text:p>44,87</text:p>
          </table:table-cell>
          <table:table-cell table:formula="of:=MAX([.I19:.J19])" office:value-type="float" office:value="46.36">
            <text:p>46,36</text:p>
          </table:table-cell>
          <table:table-cell table:formula="of:=[.K19]" office:value-type="float" office:value="85.44">
            <text:p>85,44</text:p>
          </table:table-cell>
          <table:table-cell table:formula="of:=[.L19]" office:value-type="float" office:value="157.64">
            <text:p>157,64</text:p>
          </table:table-cell>
          <table:table-cell table:formula="of:=[.M19]" office:value-type="float" office:value="315.44">
            <text:p>315,44</text:p>
          </table:table-cell>
          <table:table-cell table:formula="of:=[.E19]" office:value-type="float" office:value="332.98">
            <text:p>332,98</text:p>
          </table:table-cell>
          <table:table-cell table:number-columns-repeated="5"/>
        </table:table-row>
        <table:table-row table:style-name="ro2">
          <table:table-cell table:style-name="ce1" table:formula="of:=[.A20]" office:value-type="string" office:string-value="3_all,out">
            <text:p>3_all,out</text:p>
          </table:table-cell>
          <table:table-cell table:style-name="ce1" table:formula="of:=[.B20]" office:value-type="string" office:string-value="FullSS">
            <text:p>FullSS</text:p>
          </table:table-cell>
          <table:table-cell table:style-name="ce1" table:formula="of:=[.C20]" office:value-type="string" office:string-value="fc">
            <text:p>fc</text:p>
          </table:table-cell>
          <table:table-cell table:style-name="ce1" table:formula="of:=[.F20]" office:value-type="float" office:value="0">
            <text:p>0</text:p>
          </table:table-cell>
          <table:table-cell table:style-name="ce1" table:formula="of:=MAX([.G20:.H20])" office:value-type="float" office:value="0">
            <text:p>0</text:p>
          </table:table-cell>
          <table:table-cell table:style-name="ce1" table:formula="of:=MAX([.I20:.J20])" office:value-type="float" office:value="0">
            <text:p>0</text:p>
          </table:table-cell>
          <table:table-cell table:style-name="ce1" table:formula="of:=[.K20]" office:value-type="float" office:value="0">
            <text:p>0</text:p>
          </table:table-cell>
          <table:table-cell table:style-name="ce1" table:formula="of:=[.L20]" office:value-type="float" office:value="0">
            <text:p>0</text:p>
          </table:table-cell>
          <table:table-cell table:style-name="ce1" table:formula="of:=[.M20]" office:value-type="float" office:value="0">
            <text:p>0</text:p>
          </table:table-cell>
          <table:table-cell table:style-name="ce1" table:formula="of:=[.E20]" office:value-type="float" office:value="220.91">
            <text:p>220,91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3_all,out">
            <text:p>3_all,out</text:p>
          </table:table-cell>
          <table:table-cell table:formula="of:=[.B21]" office:value-type="string" office:string-value="FullSS">
            <text:p>FullSS</text:p>
          </table:table-cell>
          <table:table-cell table:formula="of:=[.C21]" office:value-type="string" office:string-value="lc">
            <text:p>lc</text:p>
          </table:table-cell>
          <table:table-cell table:formula="of:=[.F21]" office:value-type="float" office:value="0">
            <text:p>0</text:p>
          </table:table-cell>
          <table:table-cell table:formula="of:=MAX([.G21:.H21])" office:value-type="float" office:value="0">
            <text:p>0</text:p>
          </table:table-cell>
          <table:table-cell table:formula="of:=MAX([.I21:.J21])" office:value-type="float" office:value="0">
            <text:p>0</text:p>
          </table:table-cell>
          <table:table-cell table:formula="of:=[.K21]" office:value-type="float" office:value="0">
            <text:p>0</text:p>
          </table:table-cell>
          <table:table-cell table:formula="of:=[.L21]" office:value-type="float" office:value="0">
            <text:p>0</text:p>
          </table:table-cell>
          <table:table-cell table:formula="of:=[.M21]" office:value-type="float" office:value="0">
            <text:p>0</text:p>
          </table:table-cell>
          <table:table-cell table:formula="of:=[.E21]" office:value-type="float" office:value="231.55">
            <text:p>231,55</text:p>
          </table:table-cell>
          <table:table-cell table:number-columns-repeated="5"/>
        </table:table-row>
        <table:table-row table:style-name="ro2">
          <table:table-cell table:style-name="ce1" table:formula="of:=[.A22]" office:value-type="string" office:string-value="3_all,out">
            <text:p>3_all,out</text:p>
          </table:table-cell>
          <table:table-cell table:style-name="ce1" table:formula="of:=[.B22]" office:value-type="string" office:string-value="ViewSS">
            <text:p>ViewSS</text:p>
          </table:table-cell>
          <table:table-cell table:style-name="ce1" table:formula="of:=[.C22]" office:value-type="string" office:string-value="fc">
            <text:p>fc</text:p>
          </table:table-cell>
          <table:table-cell table:style-name="ce1" table:formula="of:=[.F22]" office:value-type="float" office:value="40.75">
            <text:p>40,75</text:p>
          </table:table-cell>
          <table:table-cell table:style-name="ce1" table:formula="of:=MAX([.G22:.H22])" office:value-type="float" office:value="49.29">
            <text:p>49,29</text:p>
          </table:table-cell>
          <table:table-cell table:style-name="ce1" table:formula="of:=MAX([.I22:.J22])" office:value-type="float" office:value="50.56">
            <text:p>50,56</text:p>
          </table:table-cell>
          <table:table-cell table:style-name="ce1" table:formula="of:=[.K22]" office:value-type="float" office:value="83.07">
            <text:p>83,07</text:p>
          </table:table-cell>
          <table:table-cell table:style-name="ce1" table:formula="of:=[.L22]" office:value-type="float" office:value="149.49">
            <text:p>149,49</text:p>
          </table:table-cell>
          <table:table-cell table:style-name="ce1" table:formula="of:=[.M22]" office:value-type="float" office:value="313.8">
            <text:p>313,8</text:p>
          </table:table-cell>
          <table:table-cell table:style-name="ce1" table:formula="of:=[.E22]" office:value-type="float" office:value="333.78">
            <text:p>333,78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1" table:formula="of:=[.A23]" office:value-type="string" office:string-value="3_all,out">
            <text:p>3_all,out</text:p>
          </table:table-cell>
          <table:table-cell table:style-name="ce1" table:formula="of:=[.B23]" office:value-type="string" office:string-value="ViewSS">
            <text:p>ViewSS</text:p>
          </table:table-cell>
          <table:table-cell table:style-name="ce1" table:formula="of:=[.C23]" office:value-type="string" office:string-value="lc">
            <text:p>lc</text:p>
          </table:table-cell>
          <table:table-cell table:style-name="ce1" table:formula="of:=[.F23]" office:value-type="float" office:value="40.9">
            <text:p>40,9</text:p>
          </table:table-cell>
          <table:table-cell table:style-name="ce1" table:formula="of:=MAX([.G23:.H23])" office:value-type="float" office:value="47">
            <text:p>47</text:p>
          </table:table-cell>
          <table:table-cell table:style-name="ce1" table:formula="of:=MAX([.I23:.J23])" office:value-type="float" office:value="50.02">
            <text:p>50,02</text:p>
          </table:table-cell>
          <table:table-cell table:style-name="ce1" table:formula="of:=[.K23]" office:value-type="float" office:value="86.24">
            <text:p>86,24</text:p>
          </table:table-cell>
          <table:table-cell table:style-name="ce1" table:formula="of:=[.L23]" office:value-type="float" office:value="154.3">
            <text:p>154,3</text:p>
          </table:table-cell>
          <table:table-cell table:style-name="ce1" table:formula="of:=[.M23]" office:value-type="float" office:value="305.58">
            <text:p>305,58</text:p>
          </table:table-cell>
          <table:table-cell table:style-name="ce1" table:formula="of:=[.E23]" office:value-type="float" office:value="322.92">
            <text:p>322,92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1" table:formula="of:=[.A24]" office:value-type="string" office:string-value="3_all,out">
            <text:p>3_all,out</text:p>
          </table:table-cell>
          <table:table-cell table:style-name="ce1" table:formula="of:=[.B24]" office:value-type="string" office:string-value="EpochSS">
            <text:p>EpochSS</text:p>
          </table:table-cell>
          <table:table-cell table:style-name="ce1" table:formula="of:=[.C24]" office:value-type="string" office:string-value="fc">
            <text:p>fc</text:p>
          </table:table-cell>
          <table:table-cell table:style-name="ce1" table:formula="of:=[.F24]" office:value-type="float" office:value="40.92">
            <text:p>40,92</text:p>
          </table:table-cell>
          <table:table-cell table:style-name="ce1" table:formula="of:=MAX([.G24:.H24])" office:value-type="float" office:value="45.46">
            <text:p>45,46</text:p>
          </table:table-cell>
          <table:table-cell table:style-name="ce1" table:formula="of:=MAX([.I24:.J24])" office:value-type="float" office:value="48.08">
            <text:p>48,08</text:p>
          </table:table-cell>
          <table:table-cell table:style-name="ce1" table:formula="of:=[.K24]" office:value-type="float" office:value="83.6">
            <text:p>83,6</text:p>
          </table:table-cell>
          <table:table-cell table:style-name="ce1" table:formula="of:=[.L24]" office:value-type="float" office:value="148.09">
            <text:p>148,09</text:p>
          </table:table-cell>
          <table:table-cell table:style-name="ce1" table:formula="of:=[.M24]" office:value-type="float" office:value="304.54">
            <text:p>304,54</text:p>
          </table:table-cell>
          <table:table-cell table:style-name="ce1" table:formula="of:=[.E24]" office:value-type="float" office:value="321.48">
            <text:p>321,48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3_all,out">
            <text:p>3_all,out</text:p>
          </table:table-cell>
          <table:table-cell table:formula="of:=[.B25]" office:value-type="string" office:string-value="EpochSS">
            <text:p>EpochSS</text:p>
          </table:table-cell>
          <table:table-cell table:formula="of:=[.C25]" office:value-type="string" office:string-value="lc">
            <text:p>lc</text:p>
          </table:table-cell>
          <table:table-cell table:formula="of:=[.F25]" office:value-type="float" office:value="40.69">
            <text:p>40,69</text:p>
          </table:table-cell>
          <table:table-cell table:formula="of:=MAX([.G25:.H25])" office:value-type="float" office:value="45.22">
            <text:p>45,22</text:p>
          </table:table-cell>
          <table:table-cell table:formula="of:=MAX([.I25:.J25])" office:value-type="float" office:value="47.47">
            <text:p>47,47</text:p>
          </table:table-cell>
          <table:table-cell table:formula="of:=[.K25]" office:value-type="float" office:value="84.81">
            <text:p>84,81</text:p>
          </table:table-cell>
          <table:table-cell table:formula="of:=[.L25]" office:value-type="float" office:value="147.81">
            <text:p>147,81</text:p>
          </table:table-cell>
          <table:table-cell table:formula="of:=[.M25]" office:value-type="float" office:value="338.21">
            <text:p>338,21</text:p>
          </table:table-cell>
          <table:table-cell table:formula="of:=[.E25]" office:value-type="float" office:value="354.43">
            <text:p>354,4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ec sent</text:p>
          </table:table-cell>
          <table:table-cell office:value-type="string">
            <text:p>max rec rcvd</text:p>
          </table:table-cell>
          <table:table-cell office:value-type="string">
            <text:p>max ra rcvd</text:p>
          </table:table-cell>
          <table:table-cell office:value-type="string">
            <text:p>cuq sent</text:p>
          </table:table-cell>
          <table:table-cell office:value-type="string">
            <text:p>cus rcvd</text:p>
          </table:table-cell>
          <table:table-cell office:value-type="string">
            <text:p>lasr cur</text:p>
          </table:table-cell>
          <table:table-cell office:value-type="string">
            <text:p>recFin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FullSS</text:p>
          </table:table-cell>
          <table:table-cell table:style-name="ce1" table:formula="of:=[.D29]" office:value-type="float" office:value="0">
            <text:p>0</text:p>
          </table:table-cell>
          <table:table-cell table:style-name="ce1" table:formula="of:=[.E29]" office:value-type="float" office:value="0">
            <text:p>0</text:p>
          </table:table-cell>
          <table:table-cell table:style-name="ce1" table:formula="of:=[.F29]" office:value-type="float" office:value="0">
            <text:p>0</text:p>
          </table:table-cell>
          <table:table-cell table:style-name="ce1" table:formula="of:=[.G29]" office:value-type="float" office:value="256.02">
            <text:p>256,02</text:p>
          </table:table-cell>
          <table:table-cell table:style-name="ce1" table:formula="of:=[.H29]" office:value-type="float" office:value="355.27">
            <text:p>355,27</text:p>
          </table:table-cell>
          <table:table-cell table:style-name="ce1" table:formula="of:=[.I29]" office:value-type="float" office:value="773.41">
            <text:p>773,41</text:p>
          </table:table-cell>
          <table:table-cell table:style-name="ce1" table:formula="of:=[.J29]" office:value-type="float" office:value="232.29">
            <text:p>232,2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ViewSS – fc</text:p>
          </table:table-cell>
          <table:table-cell table:style-name="ce1" table:formula="of:=[.D31]" office:value-type="float" office:value="41.04">
            <text:p>41,04</text:p>
          </table:table-cell>
          <table:table-cell table:style-name="ce1" table:formula="of:=[.E31]" office:value-type="float" office:value="65.54">
            <text:p>65,54</text:p>
          </table:table-cell>
          <table:table-cell table:style-name="ce1" table:formula="of:=[.F31]" office:value-type="float" office:value="85.03">
            <text:p>85,03</text:p>
          </table:table-cell>
          <table:table-cell table:style-name="ce1" table:formula="of:=[.G31]" office:value-type="float" office:value="95.84">
            <text:p>95,84</text:p>
          </table:table-cell>
          <table:table-cell table:style-name="ce1" table:formula="of:=[.H31]" office:value-type="float" office:value="196.25">
            <text:p>196,25</text:p>
          </table:table-cell>
          <table:table-cell table:style-name="ce1" table:formula="of:=[.I31]" office:value-type="float" office:value="487.37">
            <text:p>487,37</text:p>
          </table:table-cell>
          <table:table-cell table:style-name="ce1" table:formula="of:=[.J31]" office:value-type="float" office:value="461.29">
            <text:p>461,2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ViewSS – lc</text:p>
          </table:table-cell>
          <table:table-cell table:style-name="ce1" table:formula="of:=[.D32]" office:value-type="float" office:value="41.39">
            <text:p>41,39</text:p>
          </table:table-cell>
          <table:table-cell table:style-name="ce1" table:formula="of:=[.E32]" office:value-type="float" office:value="55.96">
            <text:p>55,96</text:p>
          </table:table-cell>
          <table:table-cell table:style-name="ce1" table:formula="of:=[.F32]" office:value-type="float" office:value="66.32">
            <text:p>66,32</text:p>
          </table:table-cell>
          <table:table-cell table:style-name="ce1" table:formula="of:=[.G32]" office:value-type="float" office:value="98.98">
            <text:p>98,98</text:p>
          </table:table-cell>
          <table:table-cell table:style-name="ce1" table:formula="of:=[.H32]" office:value-type="float" office:value="189.7">
            <text:p>189,7</text:p>
          </table:table-cell>
          <table:table-cell table:style-name="ce1" table:formula="of:=[.I32]" office:value-type="float" office:value="443.67">
            <text:p>443,67</text:p>
          </table:table-cell>
          <table:table-cell table:style-name="ce1" table:formula="of:=[.J32]" office:value-type="float" office:value="422.18">
            <text:p>422,1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EpochSS</text:p>
          </table:table-cell>
          <table:table-cell table:style-name="ce1" table:formula="of:=[.D33]" office:value-type="float" office:value="41.64">
            <text:p>41,64</text:p>
          </table:table-cell>
          <table:table-cell table:style-name="ce1" table:formula="of:=[.E33]" office:value-type="float" office:value="57.51">
            <text:p>57,51</text:p>
          </table:table-cell>
          <table:table-cell table:style-name="ce1" table:formula="of:=[.F33]" office:value-type="float" office:value="70.66">
            <text:p>70,66</text:p>
          </table:table-cell>
          <table:table-cell table:style-name="ce1" table:formula="of:=[.G33]" office:value-type="float" office:value="104.34">
            <text:p>104,34</text:p>
          </table:table-cell>
          <table:table-cell table:style-name="ce1" table:formula="of:=[.H33]" office:value-type="float" office:value="197.36">
            <text:p>197,36</text:p>
          </table:table-cell>
          <table:table-cell table:style-name="ce1" table:formula="of:=[.I33]" office:value-type="float" office:value="481.55">
            <text:p>481,55</text:p>
          </table:table-cell>
          <table:table-cell table:style-name="ce1" table:formula="of:=[.J33]" office:value-type="float" office:value="451.41">
            <text:p>451,4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FullSS</text:p>
          </table:table-cell>
          <table:table-cell table:style-name="ce1" table:formula="of:=[.D35]" office:value-type="float" office:value="0">
            <text:p>0</text:p>
          </table:table-cell>
          <table:table-cell table:style-name="ce1" table:formula="of:=[.E35]" office:value-type="float" office:value="0">
            <text:p>0</text:p>
          </table:table-cell>
          <table:table-cell table:style-name="ce1" table:formula="of:=[.F35]" office:value-type="float" office:value="0">
            <text:p>0</text:p>
          </table:table-cell>
          <table:table-cell table:style-name="ce1" table:formula="of:=[.G35]" office:value-type="float" office:value="214.7">
            <text:p>214,7</text:p>
          </table:table-cell>
          <table:table-cell table:style-name="ce1" table:formula="of:=[.H35]" office:value-type="float" office:value="297.07">
            <text:p>297,07</text:p>
          </table:table-cell>
          <table:table-cell table:style-name="ce1" table:formula="of:=[.I35]" office:value-type="float" office:value="525.71">
            <text:p>525,71</text:p>
          </table:table-cell>
          <table:table-cell table:style-name="ce1" table:formula="of:=[.J35]" office:value-type="float" office:value="201.78">
            <text:p>201,7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ViewSS – fc</text:p>
          </table:table-cell>
          <table:table-cell table:style-name="ce1" table:formula="of:=[.D37]" office:value-type="float" office:value="41.13">
            <text:p>41,13</text:p>
          </table:table-cell>
          <table:table-cell table:style-name="ce1" table:formula="of:=[.E37]" office:value-type="float" office:value="61.83">
            <text:p>61,83</text:p>
          </table:table-cell>
          <table:table-cell table:style-name="ce1" table:formula="of:=[.F37]" office:value-type="float" office:value="67.79">
            <text:p>67,79</text:p>
          </table:table-cell>
          <table:table-cell table:style-name="ce1" table:formula="of:=[.G37]" office:value-type="float" office:value="84.25">
            <text:p>84,25</text:p>
          </table:table-cell>
          <table:table-cell table:style-name="ce1" table:formula="of:=[.H37]" office:value-type="float" office:value="189">
            <text:p>189</text:p>
          </table:table-cell>
          <table:table-cell table:style-name="ce1" table:formula="of:=[.I37]" office:value-type="float" office:value="331.35">
            <text:p>331,35</text:p>
          </table:table-cell>
          <table:table-cell table:style-name="ce1" table:formula="of:=[.J37]" office:value-type="float" office:value="345.65">
            <text:p>345,6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ViewSS – lc</text:p>
          </table:table-cell>
          <table:table-cell table:style-name="ce1" table:formula="of:=[.D38]" office:value-type="float" office:value="41.39">
            <text:p>41,39</text:p>
          </table:table-cell>
          <table:table-cell table:style-name="ce1" table:formula="of:=[.E38]" office:value-type="float" office:value="49.21">
            <text:p>49,21</text:p>
          </table:table-cell>
          <table:table-cell table:style-name="ce1" table:formula="of:=[.F38]" office:value-type="float" office:value="51.73">
            <text:p>51,73</text:p>
          </table:table-cell>
          <table:table-cell table:style-name="ce1" table:formula="of:=[.G38]" office:value-type="float" office:value="83.81">
            <text:p>83,81</text:p>
          </table:table-cell>
          <table:table-cell table:style-name="ce1" table:formula="of:=[.H38]" office:value-type="float" office:value="186.91">
            <text:p>186,91</text:p>
          </table:table-cell>
          <table:table-cell table:style-name="ce1" table:formula="of:=[.I38]" office:value-type="float" office:value="332.83">
            <text:p>332,83</text:p>
          </table:table-cell>
          <table:table-cell table:style-name="ce1" table:formula="of:=[.J38]" office:value-type="float" office:value="347.47">
            <text:p>347,4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EpochSS</text:p>
          </table:table-cell>
          <table:table-cell table:style-name="ce1" table:formula="of:=[.D39]" office:value-type="float" office:value="41.25">
            <text:p>41,25</text:p>
          </table:table-cell>
          <table:table-cell table:style-name="ce1" table:formula="of:=[.E39]" office:value-type="float" office:value="50.39">
            <text:p>50,39</text:p>
          </table:table-cell>
          <table:table-cell table:style-name="ce1" table:formula="of:=[.F39]" office:value-type="float" office:value="55.61">
            <text:p>55,61</text:p>
          </table:table-cell>
          <table:table-cell table:style-name="ce1" table:formula="of:=[.G39]" office:value-type="float" office:value="87.48">
            <text:p>87,48</text:p>
          </table:table-cell>
          <table:table-cell table:style-name="ce1" table:formula="of:=[.H39]" office:value-type="float" office:value="192.83">
            <text:p>192,83</text:p>
          </table:table-cell>
          <table:table-cell table:style-name="ce1" table:formula="of:=[.I39]" office:value-type="float" office:value="336.54">
            <text:p>336,54</text:p>
          </table:table-cell>
          <table:table-cell table:style-name="ce1" table:formula="of:=[.J39]" office:value-type="float" office:value="350.15">
            <text:p>350,1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FullSS – out of date</text:p>
          </table:table-cell>
          <table:table-cell table:style-name="ce1" table:formula="of:=[.D42]" office:value-type="float" office:value="0">
            <text:p>0</text:p>
          </table:table-cell>
          <table:table-cell table:style-name="ce1" table:formula="of:=[.E42]" office:value-type="float" office:value="0">
            <text:p>0</text:p>
          </table:table-cell>
          <table:table-cell table:style-name="ce1" table:formula="of:=[.F42]" office:value-type="float" office:value="0">
            <text:p>0</text:p>
          </table:table-cell>
          <table:table-cell table:style-name="ce1" table:formula="of:=[.G42]" office:value-type="float" office:value="382.75">
            <text:p>382,75</text:p>
          </table:table-cell>
          <table:table-cell table:style-name="ce1" table:formula="of:=[.H42]" office:value-type="float" office:value="453.26">
            <text:p>453,26</text:p>
          </table:table-cell>
          <table:table-cell table:style-name="ce1" table:formula="of:=[.I42]" office:value-type="float" office:value="655.13">
            <text:p>655,13</text:p>
          </table:table-cell>
          <table:table-cell table:style-name="ce1" table:formula="of:=[.J42]" office:value-type="float" office:value="222.7">
            <text:p>222,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FullSS – up to date</text:p>
          </table:table-cell>
          <table:table-cell table:style-name="ce1" table:formula="of:=[.D47]" office:value-type="float" office:value="0">
            <text:p>0</text:p>
          </table:table-cell>
          <table:table-cell table:style-name="ce1" table:formula="of:=[.E47]" office:value-type="float" office:value="0">
            <text:p>0</text:p>
          </table:table-cell>
          <table:table-cell table:style-name="ce1" table:formula="of:=[.F47]" office:value-type="float" office:value="0">
            <text:p>0</text:p>
          </table:table-cell>
          <table:table-cell table:style-name="ce1" table:formula="of:=[.G47]" office:value-type="float" office:value="0">
            <text:p>0</text:p>
          </table:table-cell>
          <table:table-cell table:style-name="ce1" table:formula="of:=[.H47]" office:value-type="float" office:value="0">
            <text:p>0</text:p>
          </table:table-cell>
          <table:table-cell table:style-name="ce1" table:formula="of:=[.I47]" office:value-type="float" office:value="0">
            <text:p>0</text:p>
          </table:table-cell>
          <table:table-cell table:style-name="ce1" table:formula="of:=[.J47]" office:value-type="float" office:value="220.91">
            <text:p>220,9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ViewSS – fc</text:p>
          </table:table-cell>
          <table:table-cell table:style-name="ce1" table:formula="of:=[.D49]" office:value-type="float" office:value="40.75">
            <text:p>40,75</text:p>
          </table:table-cell>
          <table:table-cell table:style-name="ce1" table:formula="of:=[.E49]" office:value-type="float" office:value="49.29">
            <text:p>49,29</text:p>
          </table:table-cell>
          <table:table-cell table:style-name="ce1" table:formula="of:=[.F49]" office:value-type="float" office:value="50.56">
            <text:p>50,56</text:p>
          </table:table-cell>
          <table:table-cell table:style-name="ce1" table:formula="of:=[.G49]" office:value-type="float" office:value="83.07">
            <text:p>83,07</text:p>
          </table:table-cell>
          <table:table-cell table:style-name="ce1" table:formula="of:=[.H49]" office:value-type="float" office:value="149.49">
            <text:p>149,49</text:p>
          </table:table-cell>
          <table:table-cell table:style-name="ce1" table:formula="of:=[.I49]" office:value-type="float" office:value="313.8">
            <text:p>313,8</text:p>
          </table:table-cell>
          <table:table-cell table:style-name="ce1" table:formula="of:=[.J49]" office:value-type="float" office:value="333.78">
            <text:p>333,7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ViewSS – lc</text:p>
          </table:table-cell>
          <table:table-cell table:style-name="ce1" table:formula="of:=[.D50]" office:value-type="float" office:value="40.9">
            <text:p>40,9</text:p>
          </table:table-cell>
          <table:table-cell table:style-name="ce1" table:formula="of:=[.E50]" office:value-type="float" office:value="47">
            <text:p>47</text:p>
          </table:table-cell>
          <table:table-cell table:style-name="ce1" table:formula="of:=[.F50]" office:value-type="float" office:value="50.02">
            <text:p>50,02</text:p>
          </table:table-cell>
          <table:table-cell table:style-name="ce1" table:formula="of:=[.G50]" office:value-type="float" office:value="86.24">
            <text:p>86,24</text:p>
          </table:table-cell>
          <table:table-cell table:style-name="ce1" table:formula="of:=[.H50]" office:value-type="float" office:value="154.3">
            <text:p>154,3</text:p>
          </table:table-cell>
          <table:table-cell table:style-name="ce1" table:formula="of:=[.I50]" office:value-type="float" office:value="305.58">
            <text:p>305,58</text:p>
          </table:table-cell>
          <table:table-cell table:style-name="ce1" table:formula="of:=[.J50]" office:value-type="float" office:value="322.92">
            <text:p>322,9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EpochSS</text:p>
          </table:table-cell>
          <table:table-cell table:style-name="ce1" table:formula="of:=[.D51]" office:value-type="float" office:value="40.92">
            <text:p>40,92</text:p>
          </table:table-cell>
          <table:table-cell table:style-name="ce1" table:formula="of:=[.E51]" office:value-type="float" office:value="45.46">
            <text:p>45,46</text:p>
          </table:table-cell>
          <table:table-cell table:style-name="ce1" table:formula="of:=[.F51]" office:value-type="float" office:value="48.08">
            <text:p>48,08</text:p>
          </table:table-cell>
          <table:table-cell table:style-name="ce1" table:formula="of:=[.G51]" office:value-type="float" office:value="83.6">
            <text:p>83,6</text:p>
          </table:table-cell>
          <table:table-cell table:style-name="ce1" table:formula="of:=[.H51]" office:value-type="float" office:value="148.09">
            <text:p>148,09</text:p>
          </table:table-cell>
          <table:table-cell table:style-name="ce1" table:formula="of:=[.I51]" office:value-type="float" office:value="304.54">
            <text:p>304,54</text:p>
          </table:table-cell>
          <table:table-cell table:style-name="ce1" table:formula="of:=[.J51]" office:value-type="float" office:value="321.48">
            <text:p>321,48</text:p>
          </table:table-cell>
          <table:table-cell table:number-columns-repeated="6"/>
        </table:table-row>
        <table:table-row table:style-name="ro2" table:number-rows-repeated="104850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8T22:02:55</dc:date>
    <meta:generator>LibreOffice/4.0.4.2$Linux_X86_64 LibreOffice_project/400m0$Build-2</meta:generator>
    <meta:editing-duration>PT7M49S</meta:editing-duration>
    <meta:editing-cycles>4</meta:editing-cycles>
    <meta:document-statistic meta:table-count="1" meta:cell-count="723" meta:object-count="0"/>
  </office:meta>
</office:document-meta>
</file>